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96cm"/>
    </style:style>
    <style:style style:name="co3" style:family="table-column">
      <style:table-column-properties fo:break-before="auto" style:column-width="16.085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Benchmark MYSQL</text:p>
          </table:table-cell>
          <table:table-cell table:number-columns-repeated="8"/>
        </table:table-row>
        <table:table-row table:style-name="ro1">
          <table:table-cell office:value-type="string">
            <text:p>Nb requete</text:p>
          </table:table-cell>
          <table:table-cell table:number-columns-repeated="4"/>
          <table:table-cell office:value-type="string">
            <text:p>Moyen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ans DRBD</text:p>
          </table:table-cell>
          <table:table-cell office:value-type="string">
            <text:p>Avec DRBD</text:p>
          </table:table-cell>
          <table:table-cell table:number-columns-repeated="2"/>
          <table:table-cell office:value-type="string">
            <text:p>Sans DRBD</text:p>
          </table:table-cell>
          <table:table-cell office:value-type="string">
            <text:p>Avec DRBD(réseau non saturé)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.4342">
            <text:p>3,43</text:p>
          </table:table-cell>
          <table:table-cell office:value-type="float" office:value="3.4154">
            <text:p>3,42</text:p>
          </table:table-cell>
          <table:table-cell/>
          <table:table-cell office:value-type="float" office:value="5000">
            <text:p>5000</text:p>
          </table:table-cell>
          <table:table-cell table:formula="oooc:=AVERAGE([.B5:.B14])" office:value-type="float" office:value="3.6573">
            <text:p>3,66</text:p>
          </table:table-cell>
          <table:table-cell table:formula="oooc:=AVERAGE([.C5:.C14])" office:value-type="float" office:value="3.97724">
            <text:p>3,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61">
            <text:p>4,58</text:p>
          </table:table-cell>
          <table:table-cell office:value-type="float" office:value="3.7335">
            <text:p>3,73</text:p>
          </table:table-cell>
          <table:table-cell/>
          <table:table-cell office:value-type="float" office:value="10000">
            <text:p>10000</text:p>
          </table:table-cell>
          <table:table-cell table:formula="oooc:=AVERAGE([.B18:.B27])" office:value-type="float" office:value="7.22735">
            <text:p>7,23</text:p>
          </table:table-cell>
          <table:table-cell table:formula="oooc:=AVERAGE([.C18:.C27])" office:value-type="float" office:value="7.48865">
            <text:p>7,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703">
            <text:p>3,77</text:p>
          </table:table-cell>
          <table:table-cell office:value-type="float" office:value="3.4649">
            <text:p>3,46</text:p>
          </table:table-cell>
          <table:table-cell/>
          <table:table-cell office:value-type="float" office:value="20000">
            <text:p>20000</text:p>
          </table:table-cell>
          <table:table-cell table:formula="oooc:=AVERAGE([.B30:.B39])" office:value-type="float" office:value="14.70217">
            <text:p>14,7</text:p>
          </table:table-cell>
          <table:table-cell table:formula="oooc:=AVERAGE([.C30:.C39])" office:value-type="float" office:value="15.32976">
            <text:p>15,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086">
            <text:p>3,71</text:p>
          </table:table-cell>
          <table:table-cell office:value-type="float" office:value="3.8826">
            <text:p>3,88</text:p>
          </table:table-cell>
          <table:table-cell/>
          <table:table-cell office:value-type="float" office:value="40000">
            <text:p>40000</text:p>
          </table:table-cell>
          <table:table-cell table:formula="oooc:=AVERAGE([.B43:.B52])" office:value-type="float" office:value="30.51686">
            <text:p>30,52</text:p>
          </table:table-cell>
          <table:table-cell table:formula="oooc:=AVERAGE([.C43:.C52])" office:value-type="float" office:value="33.20191">
            <text:p>33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96">
            <text:p>3,57</text:p>
          </table:table-cell>
          <table:table-cell office:value-type="float" office:value="3.8829">
            <text:p>3,88</text:p>
          </table:table-cell>
          <table:table-cell/>
          <table:table-cell office:value-type="float" office:value="80000">
            <text:p>80000</text:p>
          </table:table-cell>
          <table:table-cell table:formula="oooc:=AVERAGE([.B56:.B65])" office:value-type="float" office:value="62.25218">
            <text:p>62,25</text:p>
          </table:table-cell>
          <table:table-cell table:formula="oooc:=AVERAGE([.C56:.C65])" office:value-type="float" office:value="65.51097">
            <text:p>65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987">
            <text:p>3,5</text:p>
          </table:table-cell>
          <table:table-cell office:value-type="float" office:value="5.0787">
            <text:p>5,08</text:p>
          </table:table-cell>
          <table:table-cell/>
          <table:table-cell office:value-type="float" office:value="160000">
            <text:p>160000</text:p>
          </table:table-cell>
          <table:table-cell table:formula="oooc:=AVERAGE([.B69:.B78])" office:value-type="float" office:value="124.1539">
            <text:p>124,15</text:p>
          </table:table-cell>
          <table:table-cell table:formula="oooc:=AVERAGE([.C69:.C78])" office:value-type="float" office:value="134.88135">
            <text:p>134,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294">
            <text:p>3,63</text:p>
          </table:table-cell>
          <table:table-cell office:value-type="float" office:value="3.3689">
            <text:p>3,37</text:p>
          </table:table-cell>
          <table:table-cell/>
          <table:table-cell office:value-type="float" office:value="320000">
            <text:p>320000</text:p>
          </table:table-cell>
          <table:table-cell table:formula="oooc:=AVERAGE([.B82:.B91])" office:value-type="float" office:value="247.46692">
            <text:p>247,47</text:p>
          </table:table-cell>
          <table:table-cell table:formula="oooc:=AVERAGE([.C82:.C91])" office:value-type="float" office:value="267.26127">
            <text:p>267,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423">
            <text:p>3,44</text:p>
          </table:table-cell>
          <table:table-cell office:value-type="float" office:value="5.0639">
            <text:p>5,06</text:p>
          </table:table-cell>
          <table:table-cell/>
          <table:table-cell office:value-type="float" office:value="640000">
            <text:p>640000</text:p>
          </table:table-cell>
          <table:table-cell table:formula="oooc:=AVERAGE([.B95:.B104])" office:value-type="float" office:value="497.03973">
            <text:p>497,04</text:p>
          </table:table-cell>
          <table:table-cell table:formula="oooc:=AVERAGE([.C95:.C104])" office:value-type="float" office:value="547.51113">
            <text:p>547,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261">
            <text:p>3,53</text:p>
          </table:table-cell>
          <table:table-cell office:value-type="float" office:value="3.3719">
            <text:p>3,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4177">
            <text:p>3,42</text:p>
          </table:table-cell>
          <table:table-cell office:value-type="float" office:value="4.5097">
            <text:p>4,5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7.7319">
            <text:p>7,73</text:p>
          </table:table-cell>
          <table:table-cell office:value-type="float" office:value="7.5719">
            <text:p>7,57</text:p>
          </table:table-cell>
          <table:table-cell/>
          <table:table-cell>
            <draw:frame table:end-cell-address="Feuille1.L73" table:end-x="1.193cm" table:end-y="0.432cm" draw:z-index="0" draw:style-name="gr1" svg:width="32.201cm" svg:height="25.902cm" svg:x="1.086cm" svg:y="0.432cm">
              <draw:object draw:notify-on-update-of-ranges="Feuille1.E5:Feuille1.E12 Feuille1.F4:Feuille1.F4 Feuille1.F5:Feuille1.F12 Feuille1.G4:Feuille1.G4 Feuille1.G5:Feuille1.G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float" office:value="7.4895">
            <text:p>7,49</text:p>
          </table:table-cell>
          <table:table-cell office:value-type="float" office:value="7.0303">
            <text:p>7,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7684">
            <text:p>7,77</text:p>
          </table:table-cell>
          <table:table-cell office:value-type="float" office:value="7.6156">
            <text:p>7,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0533">
            <text:p>7,05</text:p>
          </table:table-cell>
          <table:table-cell office:value-type="float" office:value="6.7374">
            <text:p>6,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8806">
            <text:p>6,88</text:p>
          </table:table-cell>
          <table:table-cell office:value-type="float" office:value="7.9852">
            <text:p>7,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8016">
            <text:p>6,8</text:p>
          </table:table-cell>
          <table:table-cell office:value-type="float" office:value="7.1039">
            <text:p>7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8407">
            <text:p>6,84</text:p>
          </table:table-cell>
          <table:table-cell office:value-type="float" office:value="8.7331">
            <text:p>8,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787">
            <text:p>6,79</text:p>
          </table:table-cell>
          <table:table-cell office:value-type="float" office:value="7.9898">
            <text:p>7,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799">
            <text:p>7,8</text:p>
          </table:table-cell>
          <table:table-cell office:value-type="float" office:value="7.0501">
            <text:p>7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1215">
            <text:p>7,12</text:p>
          </table:table-cell>
          <table:table-cell office:value-type="float" office:value="7.0692">
            <text:p>7,07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3.8071">
            <text:p>13,81</text:p>
          </table:table-cell>
          <table:table-cell office:value-type="float" office:value="14.6736">
            <text:p>14,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6759">
            <text:p>14,68</text:p>
          </table:table-cell>
          <table:table-cell office:value-type="float" office:value="14.3476">
            <text:p>14,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.8467">
            <text:p>13,85</text:p>
          </table:table-cell>
          <table:table-cell office:value-type="float" office:value="15.2811">
            <text:p>15,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6724">
            <text:p>15,67</text:p>
          </table:table-cell>
          <table:table-cell office:value-type="float" office:value="16.0838">
            <text:p>16,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246">
            <text:p>14,25</text:p>
          </table:table-cell>
          <table:table-cell office:value-type="float" office:value="14.9974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264">
            <text:p>15,26</text:p>
          </table:table-cell>
          <table:table-cell office:value-type="float" office:value="16.6103">
            <text:p>16,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3629">
            <text:p>14,36</text:p>
          </table:table-cell>
          <table:table-cell office:value-type="float" office:value="14.5372">
            <text:p>14,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3169">
            <text:p>15,32</text:p>
          </table:table-cell>
          <table:table-cell office:value-type="float" office:value="14.3827">
            <text:p>14,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.6659">
            <text:p>14,67</text:p>
          </table:table-cell>
          <table:table-cell office:value-type="float" office:value="17.2111">
            <text:p>17,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1639">
            <text:p>15,16</text:p>
          </table:table-cell>
          <table:table-cell office:value-type="float" office:value="15.1728">
            <text:p>15,1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32.716">
            <text:p>32,72</text:p>
          </table:table-cell>
          <table:table-cell office:value-type="float" office:value="34.312">
            <text:p>34,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0039">
            <text:p>30</text:p>
          </table:table-cell>
          <table:table-cell office:value-type="float" office:value="32.3152">
            <text:p>32,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8653">
            <text:p>29,87</text:p>
          </table:table-cell>
          <table:table-cell office:value-type="float" office:value="30.7993">
            <text:p>30,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3677">
            <text:p>30,37</text:p>
          </table:table-cell>
          <table:table-cell office:value-type="float" office:value="33.1761">
            <text:p>33,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.6539">
            <text:p>28,65</text:p>
          </table:table-cell>
          <table:table-cell office:value-type="float" office:value="36.1624">
            <text:p>36,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8019">
            <text:p>30,8</text:p>
          </table:table-cell>
          <table:table-cell office:value-type="float" office:value="31.497">
            <text:p>31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.579">
            <text:p>30,58</text:p>
          </table:table-cell>
          <table:table-cell office:value-type="float" office:value="34.2398">
            <text:p>34,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474">
            <text:p>29,47</text:p>
          </table:table-cell>
          <table:table-cell office:value-type="float" office:value="31.6275">
            <text:p>31,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.3112">
            <text:p>31,31</text:p>
          </table:table-cell>
          <table:table-cell office:value-type="float" office:value="37.6904">
            <text:p>37,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.3957">
            <text:p>31,4</text:p>
          </table:table-cell>
          <table:table-cell office:value-type="float" office:value="30.1994">
            <text:p>30,2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61.1177">
            <text:p>61,12</text:p>
          </table:table-cell>
          <table:table-cell office:value-type="float" office:value="66.1785">
            <text:p>66,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.168">
            <text:p>61,17</text:p>
          </table:table-cell>
          <table:table-cell office:value-type="float" office:value="68.7567">
            <text:p>68,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.3482">
            <text:p>59,35</text:p>
          </table:table-cell>
          <table:table-cell office:value-type="float" office:value="70.4589">
            <text:p>70,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.6446">
            <text:p>62,64</text:p>
          </table:table-cell>
          <table:table-cell office:value-type="float" office:value="63.2891">
            <text:p>63,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.4055">
            <text:p>64,41</text:p>
          </table:table-cell>
          <table:table-cell office:value-type="float" office:value="68.0846">
            <text:p>68,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5138">
            <text:p>58,51</text:p>
          </table:table-cell>
          <table:table-cell office:value-type="float" office:value="64.5835">
            <text:p>64,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.5468">
            <text:p>66,55</text:p>
          </table:table-cell>
          <table:table-cell office:value-type="float" office:value="63.8181">
            <text:p>63,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.2118">
            <text:p>60,21</text:p>
          </table:table-cell>
          <table:table-cell office:value-type="float" office:value="63.6611">
            <text:p>63,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.4706">
            <text:p>63,47</text:p>
          </table:table-cell>
          <table:table-cell office:value-type="float" office:value="63.5663">
            <text:p>63,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.0948">
            <text:p>65,09</text:p>
          </table:table-cell>
          <table:table-cell office:value-type="float" office:value="62.7129">
            <text:p>62,71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24.5867">
            <text:p>124,59</text:p>
          </table:table-cell>
          <table:table-cell office:value-type="float" office:value="131.2676">
            <text:p>131,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.4255">
            <text:p>129,43</text:p>
          </table:table-cell>
          <table:table-cell office:value-type="float" office:value="129.4852">
            <text:p>129,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.4702">
            <text:p>120,47</text:p>
          </table:table-cell>
          <table:table-cell office:value-type="float" office:value="135.8056">
            <text:p>135,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.244">
            <text:p>129,24</text:p>
          </table:table-cell>
          <table:table-cell office:value-type="float" office:value="135.5244">
            <text:p>135,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.9124">
            <text:p>124,91</text:p>
          </table:table-cell>
          <table:table-cell office:value-type="float" office:value="137.8644">
            <text:p>137,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.2722">
            <text:p>124,27</text:p>
          </table:table-cell>
          <table:table-cell office:value-type="float" office:value="134.6406">
            <text:p>134,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.6454">
            <text:p>121,65</text:p>
          </table:table-cell>
          <table:table-cell office:value-type="float" office:value="138.0298">
            <text:p>138,03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.6474">
            <text:p>125,65</text:p>
          </table:table-cell>
          <table:table-cell office:value-type="float" office:value="133.2657">
            <text:p>133,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.2233">
            <text:p>118,22</text:p>
          </table:table-cell>
          <table:table-cell office:value-type="float" office:value="140.4806">
            <text:p>140,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.1119">
            <text:p>123,11</text:p>
          </table:table-cell>
          <table:table-cell office:value-type="float" office:value="132.4496">
            <text:p>132,45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46.5947">
            <text:p>246,59</text:p>
          </table:table-cell>
          <table:table-cell office:value-type="float" office:value="258.8059">
            <text:p>258,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3.1206">
            <text:p>253,12</text:p>
          </table:table-cell>
          <table:table-cell office:value-type="float" office:value="267.7329">
            <text:p>267,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.1271">
            <text:p>245,13</text:p>
          </table:table-cell>
          <table:table-cell office:value-type="float" office:value="267.0559">
            <text:p>267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.1932">
            <text:p>251,19</text:p>
          </table:table-cell>
          <table:table-cell office:value-type="float" office:value="266.9306">
            <text:p>266,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2.7743">
            <text:p>242,77</text:p>
          </table:table-cell>
          <table:table-cell office:value-type="float" office:value="265.8713">
            <text:p>265,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6.8746">
            <text:p>246,87</text:p>
          </table:table-cell>
          <table:table-cell office:value-type="float" office:value="273.4535">
            <text:p>273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.574">
            <text:p>248,57</text:p>
          </table:table-cell>
          <table:table-cell office:value-type="float" office:value="259.522">
            <text:p>259,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5.7977">
            <text:p>245,8</text:p>
          </table:table-cell>
          <table:table-cell office:value-type="float" office:value="278.0151">
            <text:p>278,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6.5831">
            <text:p>246,58</text:p>
          </table:table-cell>
          <table:table-cell office:value-type="float" office:value="263.5288">
            <text:p>263,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.0299">
            <text:p>248,03</text:p>
          </table:table-cell>
          <table:table-cell office:value-type="float" office:value="271.6967">
            <text:p>271,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503.1094">
            <text:p>503,11</text:p>
          </table:table-cell>
          <table:table-cell office:value-type="float" office:value="531.4044">
            <text:p>531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.3684">
            <text:p>498,37</text:p>
          </table:table-cell>
          <table:table-cell office:value-type="float" office:value="545.4531">
            <text:p>545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.865">
            <text:p>498,87</text:p>
          </table:table-cell>
          <table:table-cell office:value-type="float" office:value="569.8651">
            <text:p>569,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.7439">
            <text:p>493,74</text:p>
          </table:table-cell>
          <table:table-cell office:value-type="float" office:value="557.2602">
            <text:p>557,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.4322">
            <text:p>498,43</text:p>
          </table:table-cell>
          <table:table-cell office:value-type="float" office:value="527.6044">
            <text:p>527,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4.8567">
            <text:p>484,86</text:p>
          </table:table-cell>
          <table:table-cell office:value-type="float" office:value="546.525">
            <text:p>546,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.8727">
            <text:p>491,87</text:p>
          </table:table-cell>
          <table:table-cell office:value-type="float" office:value="545.5941">
            <text:p>545,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2.3911">
            <text:p>502,39</text:p>
          </table:table-cell>
          <table:table-cell office:value-type="float" office:value="537.7722">
            <text:p>537,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.1716">
            <text:p>500,17</text:p>
          </table:table-cell>
          <table:table-cell office:value-type="float" office:value="531.9176">
            <text:p>531,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8.5863">
            <text:p>498,59</text:p>
          </table:table-cell>
          <table:table-cell office:value-type="float" office:value="581.7152">
            <text:p>581,72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at `ls | grep 640000 | grep DRBD ` | grep "total time:" | cut -d ':' -f2 | sed -e s/\ //g | sed -e 's/\./,/g'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9">19/06/2009</text:date>, <text:time>11:1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ris Bremond</meta:initial-creator>
    <meta:creation-date>2009-06-16T15:27:22</meta:creation-date>
    <dc:creator>Joris Bremond</dc:creator>
    <dc:date>2009-06-19T11:17:40</dc:date>
    <meta:printed-by>Joris Bremond</meta:printed-by>
    <meta:print-date>2009-06-19T10:21:18</meta:print-date>
    <meta:editing-cycles>29</meta:editing-cycles>
    <meta:editing-duration>PT1H47M5S</meta:editing-duration>
    <meta:user-defined meta:name="Info 1"/>
    <meta:user-defined meta:name="Info 2"/>
    <meta:user-defined meta:name="Info 3"/>
    <meta:user-defined meta:name="Info 4"/>
    <meta:document-statistic meta:table-count="3" meta:cell-count="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2.202cm" svg:height="25.903cm" chart:class="chart:bar" chart:style-name="ch1">
        <chart:title svg:x="12.023cm" svg:y="0.518cm" chart:style-name="ch2">
          <text:p>Benchmark MYSQL - Avec et snas DRBD</text:p>
        </chart:title>
        <chart:legend chart:legend-position="end" svg:x="26.935cm" svg:y="12.501cm" chart:style-name="ch3"/>
        <chart:plot-area chart:style-name="ch4" table:cell-range-address="Feuille1.E5:Feuille1.G12 Feuille1.F4:Feuille1.G12 Feuille1.E4:Feuille1.E4" chart:data-source-has-labels="both" svg:x="1.086cm" svg:y="1.544cm" svg:width="25.203cm" svg:height="23.0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10.475cm" svg:y="24.509cm" chart:style-name="ch6">
              <text:p>Nombre de requêtes lancées par 16 clients (*16)</text:p>
            </chart:title>
            <chart:categories table:cell-range-address="Feuille1.E5:Feuille1.E12"/>
          </chart:axis>
          <chart:axis chart:dimension="y" chart:name="primary-y" chart:style-name="ch7">
            <chart:title svg:x="0.646cm" svg:y="14.484cm" chart:style-name="ch8">
              <text:p>Temps en secondes (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Feuille1.F5:Feuille1.F12" chart:label-cell-address="Feuille1.F4:Feuille1.F4" chart:class="chart:bar">
            <chart:data-point chart:repeated="8"/>
          </chart:series>
          <chart:series chart:style-name="ch11" chart:values-cell-range-address="Feuille1.G5:Feuille1.G12" chart:label-cell-address="Feuille1.G4:Feuille1.G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DRBD</text:p>
              </table:table-cell>
              <table:table-cell office:value-type="string">
                <text:p>Avec DRBD(réseau non saturé)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</table:table-cell>
              <table:table-cell office:value-type="float" office:value="3.6573">
                <text:p>3.6573</text:p>
              </table:table-cell>
              <table:table-cell office:value-type="float" office:value="3.97724">
                <text:p>3.9772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.22735">
                <text:p>7.22735</text:p>
              </table:table-cell>
              <table:table-cell office:value-type="float" office:value="7.48865">
                <text:p>7.4886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14.70217">
                <text:p>14.70217</text:p>
              </table:table-cell>
              <table:table-cell office:value-type="float" office:value="15.32976">
                <text:p>15.32976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30.51686">
                <text:p>30.51686</text:p>
              </table:table-cell>
              <table:table-cell office:value-type="float" office:value="33.20191">
                <text:p>33.20191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62.25218">
                <text:p>62.25218</text:p>
              </table:table-cell>
              <table:table-cell office:value-type="float" office:value="65.51097">
                <text:p>65.51097</text:p>
              </table:table-cell>
            </table:table-row>
            <table:table-row>
              <table:table-cell office:value-type="string">
                <text:p>160000</text:p>
              </table:table-cell>
              <table:table-cell office:value-type="float" office:value="124.1539">
                <text:p>124.1539</text:p>
              </table:table-cell>
              <table:table-cell office:value-type="float" office:value="134.88135">
                <text:p>134.88135</text:p>
              </table:table-cell>
            </table:table-row>
            <table:table-row>
              <table:table-cell office:value-type="string">
                <text:p>320000</text:p>
              </table:table-cell>
              <table:table-cell office:value-type="float" office:value="247.46692">
                <text:p>247.46692</text:p>
              </table:table-cell>
              <table:table-cell office:value-type="float" office:value="267.26127">
                <text:p>267.26127</text:p>
              </table:table-cell>
            </table:table-row>
            <table:table-row>
              <table:table-cell office:value-type="string">
                <text:p>640000</text:p>
              </table:table-cell>
              <table:table-cell office:value-type="float" office:value="497.03973">
                <text:p>497.03973</text:p>
              </table:table-cell>
              <table:table-cell office:value-type="float" office:value="547.51113">
                <text:p>547.51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